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1.33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0">
      <style:text-properties style:font-name="Arial"/>
    </style:style>
    <style:style style:name="ce3" style:family="table-cell" style:parent-style-name="Default" style:data-style-name="N0">
      <style:text-properties fo:color="#c9211e" style:font-name="Arial"/>
    </style:style>
    <style:style style:name="ce4" style:family="table-cell" style:parent-style-name="Default" style:data-style-name="N1"/>
    <style:style style:name="ce9" style:family="table-cell" style:parent-style-name="Default" style:data-style-name="N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-c2-out2019-combina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number-columns-repeated="1000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custo energ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/10/2019 - 15:52:44</text:p>
          </table:table-cell>
          <table:table-cell office:value-type="string" calcext:value-type="string">
            <text:p>MAX GAIN</text:p>
          </table:table-cell>
          <table:table-cell office:value-type="float" office:value="250" calcext:value-type="float">
            <text:p>250</text:p>
          </table:table-cell>
          <table:table-cell office:value-type="float" office:value="562" calcext:value-type="float">
            <text:p>562</text:p>
          </table:table-cell>
          <table:table-cell office:value-type="float" office:value="236" calcext:value-type="float">
            <text:p>236</text:p>
          </table:table-cell>
          <table:table-cell office:value-type="float" office:value="312" calcext:value-type="float">
            <text:p>312</text:p>
          </table:table-cell>
          <table:table-cell office:value-type="float" office:value="2.38135593220339" calcext:value-type="float">
            <text:p>2.38135593220339</text:p>
          </table:table-cell>
          <table:table-cell office:value-type="float" office:value="94.4" calcext:value-type="float">
            <text:p>94.4</text:p>
          </table:table-cell>
          <table:table-cell office:value-type="float" office:value="21.1026694915254" calcext:value-type="float">
            <text:p>21.1026694915254</text:p>
          </table:table-cell>
          <table:table-cell office:value-type="float" office:value="32.1871850021921" calcext:value-type="float">
            <text:p>32.187185002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09/10/2019 - 15:52:44</text:p>
          </table:table-cell>
          <table:table-cell office:value-type="float" office:value="88.9269162210339" calcext:value-type="float">
            <text:p>88.9269162210339</text:p>
          </table:table-cell>
          <table:table-cell office:value-type="float" office:value="1.72947786885622" calcext:value-type="float">
            <text:p>1.72947786885622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4" table:formula="of:=[.Q2]*[.S2]" office:value-type="float" office:value="49888" calcext:value-type="float">
            <text:p>49888</text:p>
          </table:table-cell>
          <table:table-cell/>
          <table:table-cell office:value-type="string" calcext:value-type="string">
            <text:p>1 max gain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/10/2019 - 15:55:07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526" calcext:value-type="float">
            <text:p>526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.21008403361345" calcext:value-type="float">
            <text:p>2.21008403361345</text:p>
          </table:table-cell>
          <table:table-cell office:value-type="float" office:value="94.8207171314741" calcext:value-type="float">
            <text:p>94.8207171314741</text:p>
          </table:table-cell>
          <table:table-cell office:value-type="float" office:value="15.7419033613445" calcext:value-type="float">
            <text:p>15.7419033613445</text:p>
          </table:table-cell>
          <table:table-cell office:value-type="float" office:value="34.5388437291425" calcext:value-type="float">
            <text:p>34.538843729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09/10/2019 - 15:55:07</text:p>
          </table:table-cell>
          <table:table-cell office:value-type="float" office:value="88.9219047619048" calcext:value-type="float">
            <text:p>88.9219047619048</text:p>
          </table:table-cell>
          <table:table-cell office:value-type="float" office:value="1.78768170983864" calcext:value-type="float">
            <text:p>1.78768170983864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4" table:formula="of:=[.Q3]*[.S3]" office:value-type="float" office:value="46684" calcext:value-type="float">
            <text:p>466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/10/2019 - 15:57:47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614" calcext:value-type="float">
            <text:p>614</text:p>
          </table:table-cell>
          <table:table-cell office:value-type="float" office:value="233" calcext:value-type="float">
            <text:p>233</text:p>
          </table:table-cell>
          <table:table-cell office:value-type="float" office:value="363" calcext:value-type="float">
            <text:p>363</text:p>
          </table:table-cell>
          <table:table-cell office:value-type="float" office:value="2.63519313304721" calcext:value-type="float">
            <text:p>2.63519313304721</text:p>
          </table:table-cell>
          <table:table-cell office:value-type="float" office:value="92.8286852589642" calcext:value-type="float">
            <text:p>92.8286852589642</text:p>
          </table:table-cell>
          <table:table-cell office:value-type="float" office:value="37.9582274678112" calcext:value-type="float">
            <text:p>37.9582274678112</text:p>
          </table:table-cell>
          <table:table-cell office:value-type="float" office:value="62.8125217847273" calcext:value-type="float">
            <text:p>62.812521784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09/10/2019 - 15:57:47</text:p>
          </table:table-cell>
          <table:table-cell office:value-type="float" office:value="88.9331158238173" calcext:value-type="float">
            <text:p>88.9331158238173</text:p>
          </table:table-cell>
          <table:table-cell office:value-type="float" office:value="1.65462313850236" calcext:value-type="float">
            <text:p>1.65462313850236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4" table:formula="of:=[.Q4]*[.S4]" office:value-type="float" office:value="54516" calcext:value-type="float">
            <text:p>545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/10/2019 - 16:01:0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504" calcext:value-type="float">
            <text:p>504</text:p>
          </table:table-cell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2.0655737704918" calcext:value-type="float">
            <text:p>2.0655737704918</text:p>
          </table:table-cell>
          <table:table-cell office:value-type="float" office:value="97.6" calcext:value-type="float">
            <text:p>97.6</text:p>
          </table:table-cell>
          <table:table-cell office:value-type="float" office:value="11.3162336065574" calcext:value-type="float">
            <text:p>11.3162336065574</text:p>
          </table:table-cell>
          <table:table-cell office:value-type="float" office:value="9.8768991391663" calcext:value-type="float">
            <text:p>9.876899139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09/10/2019 - 16:01:04</text:p>
          </table:table-cell>
          <table:table-cell office:value-type="float" office:value="88.9184890656064" calcext:value-type="float">
            <text:p>88.9184890656064</text:p>
          </table:table-cell>
          <table:table-cell office:value-type="float" office:value="1.82628154393386" calcext:value-type="float">
            <text:p>1.82628154393386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4" table:formula="of:=[.Q5]*[.S5]" office:value-type="float" office:value="44726" calcext:value-type="float">
            <text:p>447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9/09/2019 - 11:04:07</text:p>
          </table:table-cell>
          <table:table-cell table:style-name="ce1" office:value-type="string" calcext:value-type="string">
            <text:p>3 prr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5.65060240963855" calcext:value-type="float">
            <text:p>5.65060240963855</text:p>
          </table:table-cell>
          <table:table-cell table:style-name="ce1" office:value-type="float" office:value="66.1354581673307" calcext:value-type="float">
            <text:p>66.1354581673307</text:p>
          </table:table-cell>
          <table:table-cell table:style-name="ce1" office:value-type="float" office:value="5.98614457831325" calcext:value-type="float">
            <text:p>5.98614457831325</text:p>
          </table:table-cell>
          <table:table-cell table:style-name="ce1" office:value-type="float" office:value="4.16695821749223" calcext:value-type="float">
            <text:p>4.16695821749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29/09/2019 - 11:04:07</text:p>
          </table:table-cell>
          <table:table-cell table:style-name="ce1" office:value-type="float" office:value="60.4554429028815" calcext:value-type="float">
            <text:p>60.4554429028815</text:p>
          </table:table-cell>
          <table:table-cell table:style-name="ce1" office:value-type="float" office:value="3.4762231312848" calcext:value-type="float">
            <text:p>3.4762231312848</text:p>
          </table:table-cell>
          <table:table-cell table:style-name="ce1" office:value-type="float" office:value="937" calcext:value-type="float">
            <text:p>937</text:p>
          </table:table-cell>
          <table:table-cell table:style-name="ce1"/>
          <table:table-cell table:style-name="ce4" table:formula="of:=[.Q6]*[.S6]" office:value-type="float" office:value="56646.75" calcext:value-type="float">
            <text:p>56647</text:p>
          </table:table-cell>
          <table:table-cell table:style-name="ce1"/>
          <table:table-cell table:style-name="ce1" office:value-type="string" calcext:value-type="string">
            <text:p>3 prr</text:p>
          </table:table-cell>
          <table:table-cell table:style-name="ce1" table:number-columns-repeated="100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9/09/2019 - 11:07: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5.77439024390244" calcext:value-type="float">
            <text:p>5.77439024390244</text:p>
          </table:table-cell>
          <table:table-cell table:style-name="ce1" office:value-type="float" office:value="65.3386454183267" calcext:value-type="float">
            <text:p>65.3386454183267</text:p>
          </table:table-cell>
          <table:table-cell table:style-name="ce1" office:value-type="float" office:value="20.9500182926829" calcext:value-type="float">
            <text:p>20.9500182926829</text:p>
          </table:table-cell>
          <table:table-cell table:style-name="ce1" office:value-type="float" office:value="29.1926679318861" calcext:value-type="float">
            <text:p>29.1926679318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29/09/2019 - 11:07:37</text:p>
          </table:table-cell>
          <table:table-cell table:style-name="ce1" office:value-type="float" office:value="61.5813953488372" calcext:value-type="float">
            <text:p>61.5813953488372</text:p>
          </table:table-cell>
          <table:table-cell table:style-name="ce1" office:value-type="float" office:value="4.01480249424561" calcext:value-type="float">
            <text:p>4.01480249424561</text:p>
          </table:table-cell>
          <table:table-cell table:style-name="ce1" office:value-type="float" office:value="946" calcext:value-type="float">
            <text:p>946</text:p>
          </table:table-cell>
          <table:table-cell table:style-name="ce1"/>
          <table:table-cell table:style-name="ce4" table:formula="of:=[.Q7]*[.S7]" office:value-type="float" office:value="58256" calcext:value-type="float">
            <text:p>582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100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9/09/2019 - 11:10: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6.49068322981367" calcext:value-type="float">
            <text:p>6.49068322981367</text:p>
          </table:table-cell>
          <table:table-cell table:style-name="ce1" office:value-type="float" office:value="64.1434262948207" calcext:value-type="float">
            <text:p>64.1434262948207</text:p>
          </table:table-cell>
          <table:table-cell table:style-name="ce1" office:value-type="float" office:value="5.10511801242236" calcext:value-type="float">
            <text:p>5.10511801242236</text:p>
          </table:table-cell>
          <table:table-cell table:style-name="ce1" office:value-type="float" office:value="3.98923970616934" calcext:value-type="float">
            <text:p>3.989239706169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29/09/2019 - 11:10:06</text:p>
          </table:table-cell>
          <table:table-cell table:style-name="ce1" office:value-type="float" office:value="62.1230842911877" calcext:value-type="float">
            <text:p>62.1230842911877</text:p>
          </table:table-cell>
          <table:table-cell table:style-name="ce1" office:value-type="float" office:value="4.25111926534891" calcext:value-type="float">
            <text:p>4.25111926534891</text:p>
          </table:table-cell>
          <table:table-cell table:style-name="ce1" office:value-type="float" office:value="1044" calcext:value-type="float">
            <text:p>1044</text:p>
          </table:table-cell>
          <table:table-cell table:style-name="ce1"/>
          <table:table-cell table:style-name="ce4" table:formula="of:=[.Q8]*[.S8]" office:value-type="float" office:value="64856.5" calcext:value-type="float">
            <text:p>648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11:14:05</text:p>
          </table:table-cell>
          <table:table-cell office:value-type="string" calcext:value-type="string">
            <text:p>5 etx</text:p>
          </table:table-cell>
          <table:table-cell office:value-type="float" office:value="251" calcext:value-type="float">
            <text:p>251</text:p>
          </table:table-cell>
          <table:table-cell office:value-type="float" office:value="830" calcext:value-type="float">
            <text:p>830</text:p>
          </table:table-cell>
          <table:table-cell office:value-type="float" office:value="200" calcext:value-type="float">
            <text:p>200</text:p>
          </table:table-cell>
          <table:table-cell office:value-type="float" office:value="579" calcext:value-type="float">
            <text:p>579</text:p>
          </table:table-cell>
          <table:table-cell office:value-type="float" office:value="4.15" calcext:value-type="float">
            <text:p>4.15</text:p>
          </table:table-cell>
          <table:table-cell office:value-type="float" office:value="79.6812749003984" calcext:value-type="float">
            <text:p>79.6812749003984</text:p>
          </table:table-cell>
          <table:table-cell office:value-type="float" office:value="8.130355" calcext:value-type="float">
            <text:p>8.130355</text:p>
          </table:table-cell>
          <table:table-cell office:value-type="float" office:value="7.42295980380973" calcext:value-type="float">
            <text:p>7.4229598038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11:14:05</text:p>
          </table:table-cell>
          <table:table-cell office:value-type="float" office:value="74.1308805790109" calcext:value-type="float">
            <text:p>74.1308805790109</text:p>
          </table:table-cell>
          <table:table-cell office:value-type="float" office:value="3.49942688004112" calcext:value-type="float">
            <text:p>3.49942688004112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4" table:formula="of:=[.Q9]*[.S9]" office:value-type="float" office:value="61454.5000000001" calcext:value-type="float">
            <text:p>61455</text:p>
          </table:table-cell>
          <table:table-cell/>
          <table:table-cell office:value-type="string" calcext:value-type="string">
            <text:p>5 etx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11:16:4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893" calcext:value-type="float">
            <text:p>893</text:p>
          </table:table-cell>
          <table:table-cell office:value-type="float" office:value="193" calcext:value-type="float">
            <text:p>193</text:p>
          </table:table-cell>
          <table:table-cell office:value-type="float" office:value="642" calcext:value-type="float">
            <text:p>642</text:p>
          </table:table-cell>
          <table:table-cell office:value-type="float" office:value="4.62694300518135" calcext:value-type="float">
            <text:p>4.62694300518135</text:p>
          </table:table-cell>
          <table:table-cell office:value-type="float" office:value="76.8924302788845" calcext:value-type="float">
            <text:p>76.8924302788845</text:p>
          </table:table-cell>
          <table:table-cell office:value-type="float" office:value="7.29151295336788" calcext:value-type="float">
            <text:p>7.29151295336788</text:p>
          </table:table-cell>
          <table:table-cell office:value-type="float" office:value="6.06670463775428" calcext:value-type="float">
            <text:p>6.0667046377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11:16:45</text:p>
          </table:table-cell>
          <table:table-cell office:value-type="float" office:value="79.1039798206278" calcext:value-type="float">
            <text:p>79.1039798206278</text:p>
          </table:table-cell>
          <table:table-cell office:value-type="float" office:value="3.81429094840112" calcext:value-type="float">
            <text:p>3.81429094840112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4" table:formula="of:=[.Q10]*[.S10]" office:value-type="float" office:value="70560.75" calcext:value-type="float">
            <text:p>7056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11:19:10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852" calcext:value-type="float">
            <text:p>852</text:p>
          </table:table-cell>
          <table:table-cell office:value-type="float" office:value="194" calcext:value-type="float">
            <text:p>194</text:p>
          </table:table-cell>
          <table:table-cell office:value-type="float" office:value="601" calcext:value-type="float">
            <text:p>601</text:p>
          </table:table-cell>
          <table:table-cell office:value-type="float" office:value="4.39175257731959" calcext:value-type="float">
            <text:p>4.39175257731959</text:p>
          </table:table-cell>
          <table:table-cell office:value-type="float" office:value="77.2908366533865" calcext:value-type="float">
            <text:p>77.2908366533865</text:p>
          </table:table-cell>
          <table:table-cell office:value-type="float" office:value="30.8493969072165" calcext:value-type="float">
            <text:p>30.8493969072165</text:p>
          </table:table-cell>
          <table:table-cell office:value-type="float" office:value="49.6659708716221" calcext:value-type="float">
            <text:p>49.6659708716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11:19:10</text:p>
          </table:table-cell>
          <table:table-cell office:value-type="float" office:value="73.1768507638073" calcext:value-type="float">
            <text:p>73.1768507638073</text:p>
          </table:table-cell>
          <table:table-cell office:value-type="float" office:value="3.4583316111053" calcext:value-type="float">
            <text:p>3.4583316111053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4" table:formula="of:=[.Q11]*[.S11]" office:value-type="float" office:value="62273.5" calcext:value-type="float">
            <text:p>6227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9/10/2019 - 16:25:01</text:p>
          </table:table-cell>
          <table:table-cell table:style-name="ce1" office:value-type="string" calcext:value-type="string">
            <text:p>LQM3 S CD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3.13063063063063" calcext:value-type="float">
            <text:p>3.13063063063063</text:p>
          </table:table-cell>
          <table:table-cell table:style-name="ce1" office:value-type="float" office:value="88.4462151394422" calcext:value-type="float">
            <text:p>88.4462151394422</text:p>
          </table:table-cell>
          <table:table-cell table:style-name="ce1" office:value-type="float" office:value="9.17528828828829" calcext:value-type="float">
            <text:p>9.17528828828829</text:p>
          </table:table-cell>
          <table:table-cell table:style-name="ce1" office:value-type="float" office:value="7.39399832757901" calcext:value-type="float">
            <text:p>7.393998327579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9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09/10/2019 - 16:25:01</text:p>
          </table:table-cell>
          <table:table-cell table:style-name="ce1" office:value-type="float" office:value="73.2136167146974" calcext:value-type="float">
            <text:p>73.2136167146974</text:p>
          </table:table-cell>
          <table:table-cell table:style-name="ce1" office:value-type="float" office:value="0.95778609847976" calcext:value-type="float">
            <text:p>0.95778609847976</text:p>
          </table:table-cell>
          <table:table-cell table:style-name="ce1" office:value-type="float" office:value="694" calcext:value-type="float">
            <text:p>694</text:p>
          </table:table-cell>
          <table:table-cell table:style-name="ce1"/>
          <table:table-cell table:style-name="ce9" table:formula="of:=[.Q12]*[.S12]" office:value-type="float" office:value="50810.25" calcext:value-type="float">
            <text:p>50810</text:p>
          </table:table-cell>
          <table:table-cell table:style-name="ce1"/>
          <table:table-cell table:style-name="ce1" office:value-type="string" calcext:value-type="string">
            <text:p>8 lqm3 wo CD</text:p>
          </table:table-cell>
          <table:table-cell table:style-name="ce1" table:number-columns-repeated="100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9/10/2019 - 16:27: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.81147540983607" calcext:value-type="float">
            <text:p>1.81147540983607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40.3959754098361" calcext:value-type="float">
            <text:p>40.3959754098361</text:p>
          </table:table-cell>
          <table:table-cell table:style-name="ce1" office:value-type="float" office:value="84.5617836239476" calcext:value-type="float">
            <text:p>84.56178362394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9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09/10/2019 - 16:27:12</text:p>
          </table:table-cell>
          <table:table-cell table:style-name="ce1" office:value-type="float" office:value="73.1927437641723" calcext:value-type="float">
            <text:p>73.1927437641723</text:p>
          </table:table-cell>
          <table:table-cell table:style-name="ce1" office:value-type="float" office:value="1.20101693497943" calcext:value-type="float">
            <text:p>1.20101693497943</text:p>
          </table:table-cell>
          <table:table-cell table:style-name="ce1" office:value-type="float" office:value="441" calcext:value-type="float">
            <text:p>441</text:p>
          </table:table-cell>
          <table:table-cell table:style-name="ce1"/>
          <table:table-cell table:style-name="ce9" table:formula="of:=[.Q13]*[.S13]" office:value-type="float" office:value="32278" calcext:value-type="float">
            <text:p>3227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100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9/10/2019 - 16:30: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2.76651982378855" calcext:value-type="float">
            <text:p>2.76651982378855</text:p>
          </table:table-cell>
          <table:table-cell table:style-name="ce1" office:value-type="float" office:value="90.4382470119522" calcext:value-type="float">
            <text:p>90.4382470119522</text:p>
          </table:table-cell>
          <table:table-cell table:style-name="ce1" office:value-type="float" office:value="39.7370352422908" calcext:value-type="float">
            <text:p>39.7370352422908</text:p>
          </table:table-cell>
          <table:table-cell table:style-name="ce1" office:value-type="float" office:value="72.6453357049272" calcext:value-type="float">
            <text:p>72.64533570492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9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09/10/2019 - 16:30:10</text:p>
          </table:table-cell>
          <table:table-cell table:style-name="ce1" office:value-type="float" office:value="73.2097288676236" calcext:value-type="float">
            <text:p>73.2097288676236</text:p>
          </table:table-cell>
          <table:table-cell table:style-name="ce1" office:value-type="float" office:value="1.00758341014584" calcext:value-type="float">
            <text:p>1.00758341014584</text:p>
          </table:table-cell>
          <table:table-cell table:style-name="ce1" office:value-type="float" office:value="627" calcext:value-type="float">
            <text:p>627</text:p>
          </table:table-cell>
          <table:table-cell table:style-name="ce1"/>
          <table:table-cell table:style-name="ce9" table:formula="of:=[.Q14]*[.S14]" office:value-type="float" office:value="45902.5" calcext:value-type="float">
            <text:p>4590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100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4/10/2019 - 09:40: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.47177419354839" calcext:value-type="float">
            <text:p>1.47177419354839</text:p>
          </table:table-cell>
          <table:table-cell table:style-name="ce1" office:value-type="float" office:value="98.804780876494" calcext:value-type="float">
            <text:p>98.804780876494</text:p>
          </table:table-cell>
          <table:table-cell table:style-name="ce1" office:value-type="float" office:value="12.8061612903226" calcext:value-type="float">
            <text:p>12.8061612903226</text:p>
          </table:table-cell>
          <table:table-cell table:style-name="ce1" office:value-type="float" office:value="10.3683252760722" calcext:value-type="float">
            <text:p>10.3683252760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9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04/10/2019 - 09:40:03</text:p>
          </table:table-cell>
          <table:table-cell table:style-name="ce1" office:value-type="float" office:value="73.1806318681319" calcext:value-type="float">
            <text:p>73.1806318681319</text:p>
          </table:table-cell>
          <table:table-cell table:style-name="ce1" office:value-type="float" office:value="1.32164041703916" calcext:value-type="float">
            <text:p>1.32164041703916</text:p>
          </table:table-cell>
          <table:table-cell table:style-name="ce1" office:value-type="float" office:value="364" calcext:value-type="float">
            <text:p>364</text:p>
          </table:table-cell>
          <table:table-cell table:style-name="ce1"/>
          <table:table-cell table:style-name="ce9" table:formula="of:=[.Q15]*[.S15]" office:value-type="float" office:value="26637.75" calcext:value-type="float">
            <text:p>26638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/10/2019 - 16:03:15</text:p>
          </table:table-cell>
          <table:table-cell office:value-type="string" calcext:value-type="string">
            <text:p>LQM3 C CD</text:p>
          </table:table-cell>
          <table:table-cell office:value-type="float" office:value="251" calcext:value-type="float">
            <text:p>251</text:p>
          </table:table-cell>
          <table:table-cell office:value-type="float" office:value="803" calcext:value-type="float">
            <text:p>803</text:p>
          </table:table-cell>
          <table:table-cell office:value-type="float" office:value="185" calcext:value-type="float">
            <text:p>185</text:p>
          </table:table-cell>
          <table:table-cell office:value-type="float" office:value="552" calcext:value-type="float">
            <text:p>552</text:p>
          </table:table-cell>
          <table:table-cell office:value-type="float" office:value="4.34054054054054" calcext:value-type="float">
            <text:p>4.34054054054054</text:p>
          </table:table-cell>
          <table:table-cell office:value-type="float" office:value="73.7051792828685" calcext:value-type="float">
            <text:p>73.7051792828685</text:p>
          </table:table-cell>
          <table:table-cell office:value-type="float" office:value="36.3961945945946" calcext:value-type="float">
            <text:p>36.3961945945946</text:p>
          </table:table-cell>
          <table:table-cell office:value-type="float" office:value="53.3339512375633" calcext:value-type="float">
            <text:p>53.33395123756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29, 8, 1, 4, 4, 4, 4]</text:p>
          </table:table-cell>
          <table:table-cell office:value-type="string" calcext:value-type="string">
            <text:p>[17, 2, 7, 7, 7, 6]</text:p>
          </table:table-cell>
          <table:table-cell office:value-type="string" calcext:value-type="string">
            <text:p>09/10/2019 - 16:03:15</text:p>
          </table:table-cell>
          <table:table-cell office:value-type="float" office:value="66.8734413965087" calcext:value-type="float">
            <text:p>66.8734413965087</text:p>
          </table:table-cell>
          <table:table-cell office:value-type="float" office:value="11.1052493878915" calcext:value-type="float">
            <text:p>11.1052493878915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4" table:formula="of:=[.Q16]*[.S16]" office:value-type="float" office:value="53632.5" calcext:value-type="float">
            <text:p>53633</text:p>
          </table:table-cell>
          <table:table-cell/>
          <table:table-cell office:value-type="string" calcext:value-type="string">
            <text:p>8 with CD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/10/2019 - 16:05:49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49" calcext:value-type="float">
            <text:p>649</text:p>
          </table:table-cell>
          <table:table-cell office:value-type="float" office:value="228" calcext:value-type="float">
            <text:p>228</text:p>
          </table:table-cell>
          <table:table-cell office:value-type="float" office:value="399" calcext:value-type="float">
            <text:p>399</text:p>
          </table:table-cell>
          <table:table-cell office:value-type="float" office:value="2.84649122807018" calcext:value-type="float">
            <text:p>2.84649122807018</text:p>
          </table:table-cell>
          <table:table-cell office:value-type="float" office:value="91.2" calcext:value-type="float">
            <text:p>91.2</text:p>
          </table:table-cell>
          <table:table-cell office:value-type="float" office:value="25.2183684210526" calcext:value-type="float">
            <text:p>25.2183684210526</text:p>
          </table:table-cell>
          <table:table-cell office:value-type="float" office:value="35.1020518502994" calcext:value-type="float">
            <text:p>35.10205185029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[29, 6, 6, 6, 6]</text:p>
          </table:table-cell>
          <table:table-cell office:value-type="string" calcext:value-type="string">
            <text:p>[17, 17, 17, 18]</text:p>
          </table:table-cell>
          <table:table-cell office:value-type="string" calcext:value-type="string">
            <text:p>09/10/2019 - 16:05:49</text:p>
          </table:table-cell>
          <table:table-cell office:value-type="float" office:value="72.4131944444444" calcext:value-type="float">
            <text:p>72.4131944444444</text:p>
          </table:table-cell>
          <table:table-cell office:value-type="float" office:value="3.10777467114908" calcext:value-type="float">
            <text:p>3.10777467114908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4" table:formula="of:=[.Q17]*[.S17]" office:value-type="float" office:value="46923.75" calcext:value-type="float">
            <text:p>4692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/10/2019 - 16:08:41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742" calcext:value-type="float">
            <text:p>742</text:p>
          </table:table-cell>
          <table:table-cell office:value-type="float" office:value="204" calcext:value-type="float">
            <text:p>204</text:p>
          </table:table-cell>
          <table:table-cell office:value-type="float" office:value="491" calcext:value-type="float">
            <text:p>491</text:p>
          </table:table-cell>
          <table:table-cell office:value-type="float" office:value="3.63725490196078" calcext:value-type="float">
            <text:p>3.63725490196078</text:p>
          </table:table-cell>
          <table:table-cell office:value-type="float" office:value="81.2749003984064" calcext:value-type="float">
            <text:p>81.2749003984064</text:p>
          </table:table-cell>
          <table:table-cell office:value-type="float" office:value="8.55235294117647" calcext:value-type="float">
            <text:p>8.55235294117647</text:p>
          </table:table-cell>
          <table:table-cell office:value-type="float" office:value="6.70338571777836" calcext:value-type="float">
            <text:p>6.703385717778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29, 5, 5, 5]</text:p>
          </table:table-cell>
          <table:table-cell office:value-type="string" calcext:value-type="string">
            <text:p>[12, 12, 13]</text:p>
          </table:table-cell>
          <table:table-cell office:value-type="string" calcext:value-type="string">
            <text:p>09/10/2019 - 16:08:41</text:p>
          </table:table-cell>
          <table:table-cell office:value-type="float" office:value="71.8613360323887" calcext:value-type="float">
            <text:p>71.8613360323887</text:p>
          </table:table-cell>
          <table:table-cell office:value-type="float" office:value="4.19018031062272" calcext:value-type="float">
            <text:p>4.19018031062272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4" table:formula="of:=[.Q18]*[.S18]" office:value-type="float" office:value="53249.25" calcext:value-type="float">
            <text:p>5324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9/10/2019 - 16:12:07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995" calcext:value-type="float">
            <text:p>995</text:p>
          </table:table-cell>
          <table:table-cell office:value-type="float" office:value="124" calcext:value-type="float">
            <text:p>124</text:p>
          </table:table-cell>
          <table:table-cell office:value-type="float" office:value="744" calcext:value-type="float">
            <text:p>744</text:p>
          </table:table-cell>
          <table:table-cell office:value-type="float" office:value="8.0241935483871" calcext:value-type="float">
            <text:p>8.0241935483871</text:p>
          </table:table-cell>
          <table:table-cell office:value-type="float" office:value="49.402390438247" calcext:value-type="float">
            <text:p>49.402390438247</text:p>
          </table:table-cell>
          <table:table-cell office:value-type="float" office:value="29.0978629032258" calcext:value-type="float">
            <text:p>29.0978629032258</text:p>
          </table:table-cell>
          <table:table-cell office:value-type="float" office:value="58.7183572878707" calcext:value-type="float">
            <text:p>58.71835728787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29, 6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09/10/2019 - 16:12:07</text:p>
          </table:table-cell>
          <table:table-cell office:value-type="float" office:value="55.2444668008048" calcext:value-type="float">
            <text:p>55.2444668008048</text:p>
          </table:table-cell>
          <table:table-cell office:value-type="float" office:value="10.6047327504115" calcext:value-type="float">
            <text:p>10.6047327504115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4" table:formula="of:=[.Q19]*[.S19]" office:value-type="float" office:value="54913" calcext:value-type="float">
            <text:p>549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1 max gain</text:p>
          </table:table-cell>
          <table:table-cell table:formula="of:=AVERAGE([.I2:.I3])" office:value-type="float" office:value="94.6103585657371" calcext:value-type="float">
            <text:p>94.6103585657371</text:p>
          </table:table-cell>
          <table:table-cell table:formula="of:=STDEV([.I2:.I3])" office:value-type="float" office:value="0.297491936626683" calcext:value-type="float">
            <text:p>0.297491936626683</text:p>
          </table:table-cell>
          <table:table-cell table:style-name="ce2" table:formula="of:=CONFIDENCE(0.05;[.F31];3)" office:value-type="float" office:value="0.336637631489469" calcext:value-type="float">
            <text:p>0.336637631489469</text:p>
          </table:table-cell>
          <table:table-cell table:formula="of:=AVERAGE([.H2:.H4])" office:value-type="float" office:value="2.40887769962135" calcext:value-type="float">
            <text:p>2.40887769962135</text:p>
          </table:table-cell>
          <table:table-cell table:formula="of:=STDEV([.H2:.H4])" office:value-type="float" office:value="0.213886704511294" calcext:value-type="float">
            <text:p>0.213886704511294</text:p>
          </table:table-cell>
          <table:table-cell table:style-name="ce2" table:formula="of:=CONFIDENCE(0.05;[.I31];3)" office:value-type="float" office:value="0.242031143533549" calcext:value-type="float">
            <text:p>0.242031143533549</text:p>
          </table:table-cell>
          <table:table-cell table:formula="of:=AVERAGE([.Q2:.Q4])" office:value-type="float" office:value="88.9273122689187" calcext:value-type="float">
            <text:p>88.9273122689187</text:p>
          </table:table-cell>
          <table:table-cell table:formula="of:=AVERAGE([.U2:.U4])" office:value-type="float" office:value="50362.6666666667" calcext:value-type="float">
            <text:p>50362.6666666667</text:p>
          </table:table-cell>
          <table:table-cell table:formula="of:=STDEV([.Q2:.Q4])" office:value-type="float" office:value="0.0056160144005133" calcext:value-type="float">
            <text:p>0.005616014400513</text:p>
          </table:table-cell>
          <table:table-cell table:style-name="ce2" table:formula="of:=CONFIDENCE(0.05;[.M31];3)" office:value-type="float" office:value="0.00635500177800381" calcext:value-type="float">
            <text:p>0.006355001778004</text:p>
          </table:table-cell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3 prr</text:p>
          </table:table-cell>
          <table:table-cell table:style-name="ce1" table:formula="of:=AVERAGE([.I6:.I8])" office:value-type="float" office:value="65.2058432934927" calcext:value-type="float">
            <text:p>65.2058432934927</text:p>
          </table:table-cell>
          <table:table-cell table:style-name="ce1" table:formula="of:=STDEV([.I6:.I8])" office:value-type="float" office:value="1.00263405514886" calcext:value-type="float">
            <text:p>1.00263405514886</text:p>
          </table:table-cell>
          <table:table-cell table:style-name="ce3" table:formula="of:=CONFIDENCE(0.05;[.F32];3)" office:value-type="float" office:value="1.13456639330539" calcext:value-type="float">
            <text:p>1.13456639330539</text:p>
          </table:table-cell>
          <table:table-cell table:style-name="ce1" table:formula="of:=AVERAGE([.H6:.H8])" office:value-type="float" office:value="5.97189196111822" calcext:value-type="float">
            <text:p>5.97189196111822</text:p>
          </table:table-cell>
          <table:table-cell table:style-name="ce1" table:formula="of:=STDEV([.H6:.H8])" office:value-type="float" office:value="0.45352964879257" calcext:value-type="float">
            <text:p>0.45352964879257</text:p>
          </table:table-cell>
          <table:table-cell table:style-name="ce3" table:formula="of:=CONFIDENCE(0.05;[.I32];3)" office:value-type="float" office:value="0.513207680554249" calcext:value-type="float">
            <text:p>0.513207680554249</text:p>
          </table:table-cell>
          <table:table-cell table:style-name="ce1" table:formula="of:=AVERAGE([.Q6:.Q8])" office:value-type="float" office:value="61.3866408476355" calcext:value-type="float">
            <text:p>61.3866408476355</text:p>
          </table:table-cell>
          <table:table-cell table:style-name="ce1" table:formula="of:=AVERAGE([.U6:.U8])" office:value-type="float" office:value="59919.75" calcext:value-type="float">
            <text:p>59919.75</text:p>
          </table:table-cell>
          <table:table-cell table:style-name="ce1" table:formula="of:=STDEV([.Q6:.Q8])" office:value-type="float" office:value="0.850707903337985" calcext:value-type="float">
            <text:p>0.850707903337985</text:p>
          </table:table-cell>
          <table:table-cell table:style-name="ce3" table:formula="of:=CONFIDENCE(0.05;[.M32];3)" office:value-type="float" office:value="0.962648927283114" calcext:value-type="float">
            <text:p>0.962648927283114</text:p>
          </table:table-cell>
          <table:table-cell table:style-name="ce1"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5 etx</text:p>
          </table:table-cell>
          <table:table-cell table:formula="of:=AVERAGE([.I9:.I11])" office:value-type="float" office:value="77.9548472775565" calcext:value-type="float">
            <text:p>77.9548472775565</text:p>
          </table:table-cell>
          <table:table-cell table:formula="of:=STDEV([.I9:.I11])" office:value-type="float" office:value="1.50834219011957" calcext:value-type="float">
            <text:p>1.50834219011957</text:p>
          </table:table-cell>
          <table:table-cell table:style-name="ce2" table:formula="of:=CONFIDENCE(0.05;[.F33];3)" office:value-type="float" office:value="1.70681850444451" calcext:value-type="float">
            <text:p>1.70681850444451</text:p>
          </table:table-cell>
          <table:table-cell table:formula="of:=AVERAGE([.H9:.H11])" office:value-type="float" office:value="4.38956519416698" calcext:value-type="float">
            <text:p>4.38956519416698</text:p>
          </table:table-cell>
          <table:table-cell table:formula="of:=STDEV([.H9:.H11])" office:value-type="float" office:value="0.238479026397808" calcext:value-type="float">
            <text:p>0.238479026397808</text:p>
          </table:table-cell>
          <table:table-cell table:style-name="ce2" table:formula="of:=CONFIDENCE(0.05;[.I33];3)" office:value-type="float" office:value="0.269859464148135" calcext:value-type="float">
            <text:p>0.269859464148135</text:p>
          </table:table-cell>
          <table:table-cell table:formula="of:=AVERAGE([.Q9:.Q11])" office:value-type="float" office:value="75.4705703878153" calcext:value-type="float">
            <text:p>75.4705703878153</text:p>
          </table:table-cell>
          <table:table-cell table:formula="of:=AVERAGE([.U9:.U11])" office:value-type="float" office:value="64762.9166666667" calcext:value-type="float">
            <text:p>64762.9166666667</text:p>
          </table:table-cell>
          <table:table-cell table:formula="of:=STDEV([.Q9:.Q11])" office:value-type="float" office:value="3.18257620520111" calcext:value-type="float">
            <text:p>3.18257620520111</text:p>
          </table:table-cell>
          <table:table-cell table:style-name="ce2" table:formula="of:=CONFIDENCE(0.05;[.M33];3)" office:value-type="float" office:value="3.60135783141586" calcext:value-type="float">
            <text:p>3.60135783141586</text:p>
          </table:table-cell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8 lqm3 s cd</text:p>
          </table:table-cell>
          <table:table-cell table:style-name="ce1" table:formula="of:=AVERAGE([.I12:.I15])" office:value-type="float" office:value="93.8223107569721" calcext:value-type="float">
            <text:p>93.8223107569721</text:p>
          </table:table-cell>
          <table:table-cell table:style-name="ce1" table:formula="of:=STDEV([.I13:.I15])" office:value-type="float" office:value="4.52292478618099" calcext:value-type="float">
            <text:p>4.52292478618099</text:p>
          </table:table-cell>
          <table:table-cell table:style-name="ce3" table:formula="of:=CONFIDENCE(0.05;[.F34];4)" office:value-type="float" office:value="4.43238484284913" calcext:value-type="float">
            <text:p>4.43238484284913</text:p>
          </table:table-cell>
          <table:table-cell table:style-name="ce1" table:formula="of:=AVERAGE([.H12:.H15])" office:value-type="float" office:value="2.29510001445091" calcext:value-type="float">
            <text:p>2.29510001445091</text:p>
          </table:table-cell>
          <table:table-cell table:style-name="ce1" table:formula="of:=STDEV([.H12:.H15])" office:value-type="float" office:value="0.781474293192739" calcext:value-type="float">
            <text:p>0.781474293192739</text:p>
          </table:table-cell>
          <table:table-cell table:style-name="ce3" table:formula="of:=CONFIDENCE(0.05;[.I34];4)" office:value-type="float" office:value="0.765830734750831" calcext:value-type="float">
            <text:p>0.765830734750831</text:p>
          </table:table-cell>
          <table:table-cell table:style-name="ce1" table:formula="of:=AVERAGE([.Q12:.Q15])" office:value-type="float" office:value="73.1991803036563" calcext:value-type="float">
            <text:p>73.1991803036563</text:p>
          </table:table-cell>
          <table:table-cell table:style-name="ce1" table:formula="of:=AVERAGE([.U12:.U15])" office:value-type="float" office:value="38907.125" calcext:value-type="float">
            <text:p>38907.125</text:p>
          </table:table-cell>
          <table:table-cell table:style-name="ce1" table:formula="of:=STDEV([.Q12:.Q15])" office:value-type="float" office:value="0.0153314020499526" calcext:value-type="float">
            <text:p>0.015331402049953</text:p>
          </table:table-cell>
          <table:table-cell table:style-name="ce3" table:formula="of:=CONFIDENCE(0.05;[.M34];4)" office:value-type="float" office:value="0.0150244979252053" calcext:value-type="float">
            <text:p>0.015024497925205</text:p>
          </table:table-cell>
          <table:table-cell table:style-name="ce1"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8 lqm3 c cd</text:p>
          </table:table-cell>
          <table:table-cell table:formula="of:=AVERAGE([.I16:.I18])" office:value-type="float" office:value="82.060026560425" calcext:value-type="float">
            <text:p>82.060026560425</text:p>
          </table:table-cell>
          <table:table-cell table:formula="of:=STDEV([.I16:.I18])" office:value-type="float" office:value="8.77379651569706" calcext:value-type="float">
            <text:p>8.77379651569706</text:p>
          </table:table-cell>
          <table:table-cell table:style-name="ce2" table:formula="of:=CONFIDENCE(0.05;[.F35];3)" office:value-type="float" office:value="9.92830297085" calcext:value-type="float">
            <text:p>9.92830297085</text:p>
          </table:table-cell>
          <table:table-cell table:formula="of:=AVERAGE([.H16:.H18])" office:value-type="float" office:value="3.60809555685717" calcext:value-type="float">
            <text:p>3.60809555685717</text:p>
          </table:table-cell>
          <table:table-cell table:formula="of:=STDEV([.H16:.H18])" office:value-type="float" office:value="0.747451361346304" calcext:value-type="float">
            <text:p>0.747451361346304</text:p>
          </table:table-cell>
          <table:table-cell table:style-name="ce2" table:formula="of:=CONFIDENCE(0.05;[.I35];3)" office:value-type="float" office:value="0.845805297415293" calcext:value-type="float">
            <text:p>0.845805297415293</text:p>
          </table:table-cell>
          <table:table-cell table:formula="of:=AVERAGE([.Q16:.Q18])" office:value-type="float" office:value="70.3826572911139" calcext:value-type="float">
            <text:p>70.3826572911139</text:p>
          </table:table-cell>
          <table:table-cell table:formula="of:=AVERAGE([.U16:.U18])" office:value-type="float" office:value="51268.5" calcext:value-type="float">
            <text:p>51268.5</text:p>
          </table:table-cell>
          <table:table-cell table:formula="of:=STDEV([.Q16:.Q18])" office:value-type="float" office:value="3.05157075502956" calcext:value-type="float">
            <text:p>3.05157075502956</text:p>
          </table:table-cell>
          <table:table-cell table:style-name="ce2" table:formula="of:=CONFIDENCE(0.05;[.M35];3)" office:value-type="float" office:value="3.45311393291549" calcext:value-type="float">
            <text:p>3.45311393291549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formula="of:=[.E34]/[.E33]-1" office:value-type="float" office:value="0.203546848381601" calcext:value-type="float">
            <text:p>0.203546848381601</text:p>
          </table:table-cell>
          <table:table-cell table:number-columns-repeated="2"/>
          <table:table-cell table:formula="of:=1-([.H34]/[.H33])" office:value-type="float" office:value="0.477146388553307" calcext:value-type="float">
            <text:p>0.477146388553307</text:p>
          </table:table-cell>
          <table:table-cell table:number-columns-repeated="3"/>
          <table:table-cell table:formula="of:=1-([.L31]/[.L34])" office:value-type="float" office:value="-0.294433003380915" calcext:value-type="float">
            <text:p>-0.2944330033809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[.E34]-[.E35]" office:value-type="float" office:value="11.7622841965471" calcext:value-type="float">
            <text:p>11.762284196547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16" loext:min-decimal-places="16" number:min-integer-digits="1"/>
    </number:number-style>
    <number:number-style style:name="N139">
      <number:number number:decimal-places="17" loext:min-decimal-places="17" number:min-integer-digits="1"/>
    </number:number-style>
    <number:number-style style:name="N140">
      <number:number number:decimal-places="18" loext:min-decimal-places="18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3" loext:min-decimal-places="3"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56:21.9677306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14:14:18.941543975</dc:date>
    <meta:editing-duration>P1DT3H15M48S</meta:editing-duration>
    <meta:editing-cycles>6</meta:editing-cycles>
    <meta:generator>LibreOffice/6.1.5.2$Linux_X86_64 LibreOffice_project/10$Build-2</meta:generator>
    <meta:document-statistic meta:table-count="1" meta:cell-count="465" meta:object-count="0"/>
  </office:meta>
</office:document-meta>
</file>